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57963"/>
    </style:style>
    <style:style style:name="P5" style:family="paragraph" style:parent-style-name="Text_20_body">
      <style:paragraph-properties fo:text-align="justify" style:justify-single-word="false"/>
      <style:text-properties officeooo:paragraph-rsid="000604c8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057963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0604c8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fo:font-style="italic" fo:font-weight="normal" officeooo:paragraph-rsid="000604c8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span text:style-name="Strong_20_Emphasis"><text:span text:style-name="T2">Vision Transformers with Hierarchical Attention</text:span></text:span></text:h>
      <text:p text:style-name="P3"><text:span text:style-name="Strong_20_Emphasis"><text:span text:style-name="T2"/></text:span></text:p>
      <text:p text:style-name="P3"><text:span text:style-name="Strong_20_Emphasis"><text:span text:style-name="T1">21(4), August 2024, 670-683</text:span></text:span></text:p>
      <text:p text:style-name="P8"><text:tab/></text:p>
      <text:p text:style-name="P15">Anahtar Kelimeler: Vision transformer (Görü transformeri), hiyerarşik dikkat (hierarchical attention), küresel dikkat (global attention)</text:p>
      <text:p text:style-name="P8"/>
      <text:p text:style-name="P5"><text:span text:style-name="T1"><text:tab/>Bilgisayarlı görü alanında son on yılda büyük ilerlemeler kaydedilmiş olup, özellikle </text:span><text:span text:style-name="Strong_20_Emphasis"><text:span text:style-name="T1">konvolüsyonel sinir ağları (CNN)</text:span></text:span><text:span text:style-name="T1"> görüntü ve video verilerinden anlamlı temsiller çıkarmada büyük başarı göstermiştir. Öte yandan, </text:span><text:span text:style-name="Strong_20_Emphasis"><text:span text:style-name="T1">doğal dil işleme (NLP)</text:span></text:span><text:span text:style-name="T1"> alanında, </text:span><text:span text:style-name="Strong_20_Emphasis"><text:span text:style-name="T1">dönüştürücü (Transformer)</text:span></text:span><text:span text:style-name="T1"> mimarisi uzun menzilli bağımlılıkları modellemede standart hale gelmiştir. Ancak, görüntü verilerinin </text:span><text:span text:style-name="Strong_20_Emphasis"><text:span text:style-name="T1">iki ve üç boyutlu yapıları</text:span></text:span><text:span text:style-name="T1">, dönüştürücülerin doğrudan uygulanmasını zorlaştırmaktadır. Bu sorun, </text:span><text:span text:style-name="Strong_20_Emphasis"><text:span text:style-name="T1">Dosovitskiy ve arkadaşları</text:span></text:span><text:span text:style-name="T1"> tarafından geliştirilen </text:span><text:span text:style-name="Strong_20_Emphasis"><text:span text:style-name="T1">Vision Transformer (ViT)</text:span></text:span><text:span text:style-name="T1"> modeli ile kısmen çözülmüş ve görüntüleri parçalara ayırarak birer dizi verisi gibi işleyen bir yaklaşım önerilmiştir.</text:span></text:p>
      <text:p text:style-name="P7"><text:tab/></text:p>
      <text:p text:style-name="P4"><text:span text:style-name="T1"><text:tab/>ViT modelleri, </text:span><text:span text:style-name="Strong_20_Emphasis"><text:span text:style-name="T1">çoklu-başlıklı kendine dikkat mekanizmasını (MHSA - Multi-Head Self-Attention)</text:span></text:span><text:span text:style-name="T1"> kullanarak görüntü içindeki ilişkileri modellemektedir. Ancak, görüntü tabanlı dönüştürücülerde dizi uzunlukları NLP'deki kelime dizilerinden çok daha fazla olduğu için hesaplama ve bellek gereksinimi oldukça yüksektir. Bu sebeple, </text:span><text:span text:style-name="Strong_20_Emphasis"><text:span text:style-name="T1">hesaplama yükünü azaltacak yeni yöntemler</text:span></text:span><text:span text:style-name="T1"> geliştirilmiştir. </text:span><text:span text:style-name="Strong_20_Emphasis"><text:span text:style-name="T1">ToMe (Token Merging)</text:span></text:span><text:span text:style-name="T1"> yöntemi, benzer özelliklere sahip olan token’ları birleştirerek işlem yükünü azaltırken; </text:span><text:span text:style-name="Strong_20_Emphasis"><text:span text:style-name="T1">PVT (Pyramid Vision Transformer)</text:span></text:span><text:span text:style-name="T1"> ve </text:span><text:span text:style-name="Strong_20_Emphasis"><text:span text:style-name="T1">MViT (Multiscale Vision Transformer)</text:span></text:span><text:span text:style-name="T1"> gibi yaklaşımlar, görüntü özelliklerini ölçek küçülterek daha az sayıda token ile hesaplama yapmayı mümkün kılmıştır. Ancak, bu yöntemler </text:span><text:span text:style-name="Strong_20_Emphasis"><text:span text:style-name="T1">detay kaybına</text:span></text:span><text:span text:style-name="T1"> yol açmaktadır.</text:span></text:p>
      <text:p text:style-name="P7"><text:tab/></text:p>
      <text:p text:style-name="P4"><text:span text:style-name="T1"><text:tab/>Bu çalışmada, </text:span><text:span text:style-name="Strong_20_Emphasis"><text:span text:style-name="T1">küresel ve yerel bağımlılıkları</text:span></text:span><text:span text:style-name="T1"> birlikte modelleyerek </text:span><text:span text:style-name="Strong_20_Emphasis"><text:span text:style-name="T1">hesaplama maliyetini azaltan bir yöntem</text:span></text:span><text:span text:style-name="T1"> geliştirilmiştir: </text:span><text:span text:style-name="Strong_20_Emphasis"><text:span text:style-name="T1">Hiyerarşik Çoklu Başlıklı Kendine Dikkat (H-MHSA - Hierarchical Multi-Head Self-Attention)</text:span></text:span><text:span text:style-name="T1">. Önerilen yöntem, </text:span><text:span text:style-name="Strong_20_Emphasis"><text:span text:style-name="T1">küçük ölçekli bölgeler üzerinde dikkat hesaplaması yaparak yerel ilişkileri öğrenmekte, ardından bu bölgeleri birleştirerek küresel bağımlılıkları modellemektedir</text:span></text:span><text:span text:style-name="T1">. Böylece, </text:span><text:span text:style-name="Strong_20_Emphasis"><text:span text:style-name="T1">düşük hesaplama maliyetiyle güçlü bir temsiliyet gücüne sahip bir model elde edilmektedir</text:span></text:span><text:span text:style-name="T1">.</text:span></text:p>
      <text:p text:style-name="P3"><text:soft-page-break/><text:span text:style-name="Strong_20_Emphasis"><text:span text:style-name="T1"/></text:span></text:p>
      <text:p text:style-name="P3"><text:span text:style-name="T1"><text:tab/>Önerilen </text:span><text:span text:style-name="Strong_20_Emphasis"><text:span text:style-name="T1">H-MHSA</text:span></text:span><text:span text:style-name="T1"> yöntemi, </text:span><text:span text:style-name="Strong_20_Emphasis"><text:span text:style-name="T1">hem küresel hem de yerel bağımlılıkları</text:span></text:span><text:span text:style-name="T1"> modelleyerek görüntü içindeki ilişkileri daha verimli bir şekilde yakalamaktadır. </text:span><text:span text:style-name="Strong_20_Emphasis"><text:span text:style-name="T1">Temel çalışma prensibi şu şekildedir:</text:span></text:span></text:p>
      <text:list xml:id="list1334999001" text:style-name="L1">
        <text:list-item>
          <text:p text:style-name="P9"><text:span text:style-name="Strong_20_Emphasis"><text:span text:style-name="T1">Görüntü küçük parçalara bölünür ve her parça birer token olarak ele alınır.</text:span></text:span></text:p>
        </text:list-item>
        <text:list-item>
          <text:p text:style-name="P9"><text:span text:style-name="Strong_20_Emphasis"><text:span text:style-name="T1">İlk aşamada, her parçanın sadece yakın çevresiyle olan ilişkileri hesaplanır (yerel dikkat modeli).</text:span></text:span></text:p>
        </text:list-item>
        <text:list-item>
          <text:p text:style-name="P9"><text:span text:style-name="Strong_20_Emphasis"><text:span text:style-name="T1">Daha sonra, bu küçük parçalar daha büyük gruplara birleştirilir ve global seviyede dikkat hesaplaması yapılır.</text:span></text:span></text:p>
        </text:list-item>
        <text:list-item>
          <text:p text:style-name="P10"><text:span text:style-name="Strong_20_Emphasis"><text:span text:style-name="T1">Son olarak, küresel ve yerel dikkat özellikleri birleştirilerek güçlü bir temsil elde edilir.</text:span></text:span></text:p>
        </text:list-item>
      </text:list>
      <text:p text:style-name="P3"><text:span text:style-name="T1">Bu aşamalı yaklaşım, </text:span><text:span text:style-name="Strong_20_Emphasis"><text:span text:style-name="T1">görüntü içindeki hem detayları korumakta hem de hesaplama yükünü önemli ölçüde azaltmaktadır</text:span></text:span><text:span text:style-name="T1">.</text:span></text:p>
      <text:p text:style-name="P3"><text:span text:style-name="T1"><text:tab/>Önerilen </text:span><text:span text:style-name="Strong_20_Emphasis"><text:span text:style-name="T1">H-MHSA yöntemi</text:span></text:span><text:span text:style-name="T1">, </text:span><text:span text:style-name="Strong_20_Emphasis"><text:span text:style-name="T1">HAT-Net (Hierarchical Attention Transformer Network)</text:span></text:span><text:span text:style-name="T1"> adlı yeni bir ağ mimarisi içerisinde kullanılmıştır. HAT-Net modeli, </text:span><text:span text:style-name="Strong_20_Emphasis"><text:span text:style-name="T1">görüntü sınıflandırma, nesne tespiti, anlamsal segmentasyon ve örnek segmentasyonu gibi temel görme görevlerinde test edilmiş</text:span></text:span><text:span text:style-name="T1"> ve önceki yöntemlerden daha yüksek başarı göstermiştir.</text:span></text:p>
      <text:h text:style-name="P2" text:outline-level="4"><text:span text:style-name="Strong_20_Emphasis"><text:span text:style-name="T1">Diğer Yöntemlerle Karşılaştırma</text:span></text:span></text:h>
      <text:p text:style-name="P3"><text:span text:style-name="T1">Önerilen </text:span><text:span text:style-name="Strong_20_Emphasis"><text:span text:style-name="T1">H-MHSA yöntemi</text:span></text:span><text:span text:style-name="T1">, mevcut yöntemlerden farklı olarak </text:span><text:span text:style-name="Strong_20_Emphasis"><text:span text:style-name="T1">hem küresel hem de yerel dikkat hesaplamasını birlikte gerçekleştirmektedir</text:span></text:span><text:span text:style-name="T1">. Mevcut yaklaşımların eksiklikleri şunlardır:</text:span></text:p>
      <text:list xml:id="list2658094110" text:style-name="L2">
        <text:list-item>
          <text:p text:style-name="P11"><text:span text:style-name="Strong_20_Emphasis"><text:span text:style-name="T1">PVT ve MViT</text:span></text:span><text:span text:style-name="T1">: Küresel ilişkileri modellemek için </text:span><text:span text:style-name="Strong_20_Emphasis"><text:span text:style-name="T1">küçültülmüş özellik haritaları</text:span></text:span><text:span text:style-name="T1"> kullanır ancak </text:span><text:span text:style-name="Strong_20_Emphasis"><text:span text:style-name="T1">ince detayları kaybedebilir</text:span></text:span><text:span text:style-name="T1">.</text:span></text:p>
        </text:list-item>
        <text:list-item>
          <text:p text:style-name="P12"><text:span text:style-name="Strong_20_Emphasis"><text:span text:style-name="T1">Swin Transformer</text:span></text:span><text:span text:style-name="T1">: Küçük pencereler içinde dikkat hesaplaması yaparak </text:span><text:span text:style-name="Strong_20_Emphasis"><text:span text:style-name="T1">yerel ilişkileri iyi öğrenir</text:span></text:span><text:span text:style-name="T1"> ancak </text:span><text:span text:style-name="Strong_20_Emphasis"><text:span text:style-name="T1">küresel bağımlılıkları modellemekte yetersizdir</text:span></text:span><text:span text:style-name="T1">.</text:span></text:p>
        </text:list-item>
      </text:list>
      <text:p text:style-name="P3"><text:span text:style-name="T1">H-MHSA yöntemi, </text:span><text:span text:style-name="Strong_20_Emphasis"><text:span text:style-name="T1">hem küresel hem de yerel bağımlılıkları birlikte modelleyerek bu eksiklikleri gidermektedir</text:span></text:span><text:span text:style-name="T1">. Ayrıca, </text:span><text:span text:style-name="Strong_20_Emphasis"><text:span text:style-name="T1">H-MHSA herhangi bir sabit pencere boyutuna veya ölçek küçültme oranına bağımlı değildir</text:span></text:span><text:span text:style-name="T1">, bu da farklı görevler için daha esnek bir yapı sunar.</text:span></text:p>
      <text:h text:style-name="P2" text:outline-level="4"><text:span text:style-name="Strong_20_Emphasis"><text:span text:style-name="T1">Deneyler ve Sonuçlar</text:span></text:span></text:h>
      <text:p text:style-name="P3"><text:span text:style-name="T1">Önerilen HAT-Net modeli, </text:span><text:span text:style-name="Strong_20_Emphasis"><text:span text:style-name="T1">dört farklı görme görevinde test edilmiştir:</text:span></text:span></text:p>
      <text:list xml:id="list1104061436" text:style-name="L3">
        <text:list-item>
          <text:p text:style-name="P13"><text:span text:style-name="Strong_20_Emphasis"><text:span text:style-name="T1">Görüntü Sınıflandırma</text:span></text:span><text:span text:style-name="T1">: </text:span><text:span text:style-name="Strong_20_Emphasis"><text:span text:style-name="T1">ImageNet</text:span></text:span><text:span text:style-name="T1"> veri seti kullanılarak yapılan testlerde </text:span><text:span text:style-name="Strong_20_Emphasis"><text:span text:style-name="T1">HAT-Net, önceki yöntemlerden daha yüksek doğruluk oranlarına ulaşmıştır</text:span></text:span><text:span text:style-name="T1">.</text:span></text:p>
        </text:list-item>
        <text:list-item>
          <text:p text:style-name="P13"><text:soft-page-break/><text:span text:style-name="Strong_20_Emphasis"><text:span text:style-name="T1">Anlamsal Segmentasyon</text:span></text:span><text:span text:style-name="T1">: </text:span><text:span text:style-name="Strong_20_Emphasis"><text:span text:style-name="T1">ADE20K</text:span></text:span><text:span text:style-name="T1"> veri setinde yapılan testlerde </text:span><text:span text:style-name="Strong_20_Emphasis"><text:span text:style-name="T1">mIoU (Mean Intersection over Union) metriği açısından önemli iyileştirmeler sağlanmıştır</text:span></text:span><text:span text:style-name="T1">.</text:span></text:p>
        </text:list-item>
        <text:list-item>
          <text:p text:style-name="P13"><text:span text:style-name="Strong_20_Emphasis"><text:span text:style-name="T1">Nesne Tespiti</text:span></text:span><text:span text:style-name="T1">: </text:span><text:span text:style-name="Strong_20_Emphasis"><text:span text:style-name="T1">MS-COCO</text:span></text:span><text:span text:style-name="T1"> veri seti kullanılarak yapılan nesne tespiti testlerinde </text:span><text:span text:style-name="Strong_20_Emphasis"><text:span text:style-name="T1">önceki en iyi modelleri geride bırakmıştır</text:span></text:span><text:span text:style-name="T1">.</text:span></text:p>
        </text:list-item>
        <text:list-item>
          <text:p text:style-name="P14"><text:span text:style-name="Strong_20_Emphasis"><text:span text:style-name="T1">Örnek Segmentasyonu</text:span></text:span><text:span text:style-name="T1">: </text:span><text:span text:style-name="Strong_20_Emphasis"><text:span text:style-name="T1">Mask R-CNN</text:span></text:span><text:span text:style-name="T1"> tabanlı deneylerde, </text:span><text:span text:style-name="Strong_20_Emphasis"><text:span text:style-name="T1">HAT-Net daha yüksek doğruluk sağlamıştır</text:span></text:span><text:span text:style-name="T1">.</text:span></text:p>
        </text:list-item>
      </text:list>
      <text:p text:style-name="P3"><text:span text:style-name="T1">Özellikle, </text:span><text:span text:style-name="Strong_20_Emphasis"><text:span text:style-name="T1">HAT-Net modeli, PVT, Swin Transformer ve Twins-SVT gibi popüler transformer tabanlı modellerden daha iyi performans göstermiştir</text:span></text:span><text:span text:style-name="T1">.</text:span></text:p>
      <text:h text:style-name="P1" text:outline-level="3"><text:span text:style-name="Strong_20_Emphasis"><text:span text:style-name="T1"/></text:span></text:h>
      <text:p text:style-name="P3"><text:span text:style-name="T1"><text:tab/>Bu çalışma, </text:span><text:span text:style-name="Strong_20_Emphasis"><text:span text:style-name="T1">Vision Transformer’ların en büyük problemi olan hesaplama yükünü azaltmak ve aynı zamanda küresel ve yerel bağımlılıkları etkili bir şekilde modellemek</text:span></text:span><text:span text:style-name="T1"> için </text:span><text:span text:style-name="Strong_20_Emphasis"><text:span text:style-name="T1">H-MHSA</text:span></text:span><text:span text:style-name="T1"> adlı yeni bir dikkat mekanizmasını önermektedir. Önerilen yaklaşım, </text:span><text:span text:style-name="Strong_20_Emphasis"><text:span text:style-name="T1">küçük parçalar üzerinde yerel dikkat hesaplaması yaparak detayları korumakta, daha sonra büyük parçalar halinde küresel bağımlılıkları modelleyerek sahne anlayışını güçlendirmektedir</text:span></text:span><text:span text:style-name="T1">.</text:span></text:p>
      <text:p text:style-name="P4"><text:span text:style-name="Strong_20_Emphasis"><text:span text:style-name="T1"><text:tab/></text:span></text:span></text:p>
      <text:p text:style-name="P4"><text:span text:style-name="Strong_20_Emphasis"><text:span text:style-name="T1"><text:tab/>HAT-Net</text:span></text:span><text:span text:style-name="T1"> adlı yeni model, </text:span><text:span text:style-name="Strong_20_Emphasis"><text:span text:style-name="T1">H-MHSA’nın avantajlarını kullanarak çeşitli görsel görevlerde test edilmiş ve en iyi performansı sağlamıştır</text:span></text:span><text:span text:style-name="T1">. Model, </text:span><text:span text:style-name="Strong_20_Emphasis"><text:span text:style-name="T1">görüntü sınıflandırma, nesne tespiti ve segmentasyon gibi görevlerde mevcut state-of-the-art yöntemlerden daha başarılı sonuçlar vermiştir</text:span></text:span><text:span text:style-name="T1">.</text:span></text:p>
      <text:p text:style-name="P7"><text:tab/></text:p>
      <text:p text:style-name="P4"><text:span text:style-name="T1"><text:tab/>Bu çalışma, </text:span><text:span text:style-name="Strong_20_Emphasis"><text:span text:style-name="T1">dönüştürücü tabanlı görüntü işleme yöntemleri için yeni bir bakış açısı sunmakta ve gelecekteki Vision Transformer modelleri için ilham kaynağı olabilecek yeni bir paradigma ortaya koymaktadır</text:span></text:span><text:span text:style-name="T1">.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03:27.361955020</meta:creation-date>
    <dc:date>2025-03-18T09:41:37.845351226</dc:date>
    <meta:editing-duration>PT39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678" meta:character-count="5543" meta:non-whitespace-character-count="4890"/>
  </office:meta>
</office:document-meta>
</file>